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4.228cm"/>
    </style:style>
    <style:style style:name="co5" style:family="table-column">
      <style:table-column-properties fo:break-before="auto" style:column-width="4.955cm"/>
    </style:style>
    <style:style style:name="co6" style:family="table-column">
      <style:table-column-properties fo:break-before="auto" style:column-width="8.9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36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icad_Passage_A_niveau_Stockage" table:style-name="ta1" table:print-ranges="Kicad_Passage_A_niveau_Stockage.A1:Kicad_Passage_A_niveau_Stockage.F24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ME-EU</text:p>
          </table:table-cell>
          <table:table-cell table:style-name="ce1" office:value-type="string" calcext:value-type="string">
            <text:p>AliExpress</text:p>
          </table:table-cell>
          <table:table-cell table:style-name="ce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Arduino_Nano_v3.x</text:p>
          </table:table-cell>
          <table:table-cell table:style-name="ce14" table:number-columns-repeated="2"/>
          <table:table-cell/>
        </table:table-row>
        <table:table-row table:style-name="ro3">
          <table:table-cell table:style-name="ce2"/>
          <table:table-cell table:style-name="ce2" office:value-type="string" calcext:value-type="string">
            <text:p>Support 15br</text:p>
          </table:table-cell>
          <table:table-cell table:style-name="ce2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<text:a xlink:href="https://fr.aliexpress.com/item/4000852908837.html" xlink:type="simple">https://fr.aliexpress.com/item/4000852908837.html</text:a>?</text:p>
            <text:p>search_direct=true&amp;spm=a2g0o.productlist.0.0&amp;</text:p>
            <text:p>GatewayAdapt=glo2fra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2200uf-25v</text:p>
          </table:table-cell>
          <table:table-cell table:style-name="ce14" office:value-type="string" calcext:value-type="string">
            <text:p>KM2200/25</text:p>
          </table:table-cell>
          <table:table-cell table:style-name="ce14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330nf-25v</text:p>
          </table:table-cell>
          <table:table-cell table:style-name="ce14" office:value-type="string" calcext:value-type="string">
            <text:p>ECQE2334KF</text:p>
          </table:table-cell>
          <table:table-cell table:style-name="ce14"/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3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100nf-25v</text:p>
          </table:table-cell>
          <table:table-cell table:style-name="ce14" office:value-type="string" calcext:value-type="string">
            <text:p>CCK-100N</text:p>
          </table:table-cell>
          <table:table-cell table:style-name="ce14"/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4, C5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string" calcext:value-type="string">
            <text:p>10uf-25v</text:p>
          </table:table-cell>
          <table:table-cell table:style-name="ce14" office:value-type="string" calcext:value-type="string">
            <text:p>ECA1EEN100</text:p>
          </table:table-cell>
          <table:table-cell table:style-name="ce14"/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B40C1500G</text:p>
          </table:table-cell>
          <table:table-cell table:style-name="ce16" office:value-type="string" calcext:value-type="string">
            <text:p><text:a xlink:href="https://www.tme.eu/fr/details/b40c1500g-e4_51/redresseurs-monophases-a-diodes-ronds/vishay/" xlink:type="simple">B40C1500G-E4/51</text:a></text:p>
          </table:table-cell>
          <table:table-cell table:style-name="ce14"/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1N4007</text:p>
          </table:table-cell>
          <table:table-cell table:style-name="ce16" office:value-type="string" calcext:value-type="string">
            <text:p><text:a xlink:href="https://www.tme.eu/fr/details/1n4007-dc/diodes-universelles-tht/dc-components/1n4007/" xlink:type="simple">1N4007-DC</text:a></text:p>
          </table:table-cell>
          <table:table-cell table:style-name="ce14"/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3, D5, D6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string" calcext:value-type="string">
            <text:p>rouge</text:p>
          </table:table-cell>
          <table:table-cell table:style-name="ce16" office:value-type="string" calcext:value-type="string">
            <text:p>N0R01L45</text:p>
          </table:table-cell>
          <table:table-cell table:style-name="ce14"/>
          <table:table-cell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verte</text:p>
          </table:table-cell>
          <table:table-cell table:style-name="ce11" office:value-type="string" calcext:value-type="string">
            <text:p><text:a xlink:href="https://www.tme.eu/fr/details/n0g02l47/diodes-led-tht-rondes/brightek-europe/" xlink:type="simple">N0G02L47</text:a></text:p>
          </table:table-cell>
          <table:table-cell table:style-name="ce14"/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250ma</text:p>
          </table:table-cell>
          <table:table-cell table:style-name="ce14" office:value-type="string" calcext:value-type="string">
            <text:p>ZHL77</text:p>
          </table:table-cell>
          <table:table-cell table:style-name="ce14"/>
          <table:table-cell/>
        </table:table-row>
        <table:table-row table:style-name="ro1">
          <table:table-cell table:style-name="ce2" table:number-columns-repeated="3"/>
          <table:table-cell table:style-name="ce14"/>
          <table:table-cell table:style-name="ce14" office:value-type="string" calcext:value-type="string">
            <text:p>ZHL7X-H</text:p>
          </table:table-cell>
          <table:table-cell table:style-name="ce14"/>
          <table:table-cell/>
        </table:table-row>
        <table:table-row table:style-name="ro5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J1, J2, J3, J4,</text:p>
            <text:p> J5, J6, J9</text:p>
          </table:table-cell>
          <table:table-cell table:style-name="ce2" office:value-type="float" office:value="7" calcext:value-type="float">
            <text:p>7</text:p>
          </table:table-cell>
          <table:table-cell table:style-name="ce14" office:value-type="string" calcext:value-type="string">
            <text:p>Conn_01x03</text:p>
          </table:table-cell>
          <table:table-cell table:style-name="ce19" office:value-type="string" calcext:value-type="string">
            <text:p>MKDSN2,5-3-5,08-1888690</text:p>
          </table:table-cell>
          <table:table-cell table:style-name="ce14"/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J7, J8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string" calcext:value-type="string">
            <text:p>Conn_01x03_Pin</text:p>
          </table:table-cell>
          <table:table-cell table:style-name="ce14" office:value-type="string" calcext:value-type="string">
            <text:p>826629-3</text:p>
          </table:table-cell>
          <table:table-cell table:style-name="ce14"/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1, M2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string" calcext:value-type="string">
            <text:p>Motor_Servo</text:p>
          </table:table-cell>
          <table:table-cell table:style-name="ce14" office:value-type="string" calcext:value-type="string">
            <text:p>SG90</text:p>
          </table:table-cell>
          <table:table-cell table:style-name="ce14"/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1k</text:p>
          </table:table-cell>
          <table:table-cell table:style-name="ce16" office:value-type="string" calcext:value-type="string">
            <text:p><text:a xlink:href="https://www.tme.eu/fr/details/mbb02070c1001fct00/resistances-tht/vishay/" xlink:type="simple">MBB02070C1001FCT00</text:a></text:p>
          </table:table-cell>
          <table:table-cell table:style-name="ce14"/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2, R3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string" calcext:value-type="string">
            <text:p>4.7k</text:p>
          </table:table-cell>
          <table:table-cell table:style-name="ce16" office:value-type="string" calcext:value-type="string">
            <text:p><text:a xlink:href="https://www.tme.eu/fr/details/mbb02070c4701fct00/resistances-tht/vishay/" xlink:type="simple">MBB02070C4701FCT00</text:a></text:p>
          </table:table-cell>
          <table:table-cell table:style-name="ce14"/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1K</text:p>
          </table:table-cell>
          <table:table-cell table:style-name="ce16" office:value-type="string" calcext:value-type="string">
            <text:p><text:a xlink:href="https://www.tme.eu/fr/details/mbb02070c1001fct00/resistances-tht/vishay/" xlink:type="simple">MBB02070C1001FCT00</text:a></text:p>
          </table:table-cell>
          <table:table-cell table:style-name="ce14"/>
          <table:table-cell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5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1.5K</text:p>
          </table:table-cell>
          <table:table-cell table:style-name="ce16" office:value-type="string" calcext:value-type="string">
            <text:p><text:a xlink:href="https://www.tme.eu/fr/details/mbb02070c1501fct00/resistances-tht/vishay/" xlink:type="simple">MBB02070C1501FCT00</text:a></text:p>
          </table:table-cell>
          <table:table-cell table:style-name="ce14"/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W1, SW2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string" calcext:value-type="string">
            <text:p>SW_Reed</text:p>
          </table:table-cell>
          <table:table-cell table:style-name="ce14" table:number-columns-repeated="2"/>
          <table:table-cell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R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BV EI 305 2052</text:p>
          </table:table-cell>
          <table:table-cell table:style-name="ce19" office:value-type="string" calcext:value-type="string">
            <text:p>BV EI 305 2052</text:p>
          </table:table-cell>
          <table:table-cell table:style-name="ce14"/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LM7809_TO220</text:p>
          </table:table-cell>
          <table:table-cell table:style-name="ce14" office:value-type="string" calcext:value-type="string">
            <text:p>NTE1910 – NTE5304</text:p>
          </table:table-cell>
          <table:table-cell table:style-name="ce14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Refroidisseu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FK210SACB</text:p>
          </table:table-cell>
          <table:table-cell table:style-name="ce14"/>
          <table:table-cell/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left="0.801cm" fo:margin-right="0.801cm" style:scale-to="11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>
        <style:region-left>
          <text:p>Liste_Materiel_Passage_A_niveau_Stockage</text:p>
        </style:region-left>
        <style:region-right>
          <text:p><text:page-number>1</text:page-number><text:s/>sur <text:page-count>99</text:page-count></text:p>
        </style:region-right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5T15:47:51.608000000</dc:date>
    <meta:editing-duration>PT1H22M39S</meta:editing-duration>
    <meta:editing-cycles>62</meta:editing-cycles>
    <meta:generator>LibreOffice/7.4.3.2$Windows_X86_64 LibreOffice_project/1048a8393ae2eeec98dff31b5c133c5f1d08b890</meta:generator>
    <meta:document-statistic meta:table-count="1" meta:cell-count="112" meta:object-count="0"/>
  </office:meta>
</office:document-meta>
</file>